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0" style:family="paragraph">
      <style:paragraph-properties fo:break-before="page" fo:text-align="justify"/>
      <style:text-properties style:font-name="Calibri" style:font-name-complex="Calibri" fo:font-size="11pt" style:font-size-asian="11pt" style:font-size-complex="11pt"/>
    </style:style>
    <style:style style:name="P2" style:parent-style-name="NormalWeb" style:family="paragraph">
      <style:paragraph-properties fo:text-align="justify"/>
      <style:text-properties style:font-name="Calibri" style:font-name-complex="Calibri" fo:font-size="11pt" style:font-size-asian="11pt" style:font-size-complex="11pt"/>
    </style:style>
    <style:style style:name="P3" style:parent-style-name="Normal" style:family="paragraph">
      <style:paragraph-properties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4" style:parent-style-name="Normal" style:family="paragraph">
      <style:paragraph-properties fo:line-height="100%"/>
      <style:text-properties style:font-name="Calibri" style:font-name-asian="Times New Roman" style:font-name-complex="Calibri" style:letter-kerning="false" style:language-asian="en" style:country-asian="GB"/>
    </style:style>
    <style:style style:name="P5" style:parent-style-name="Normal" style:family="paragraph">
      <style:paragraph-properties fo:margin-bottom="0in" fo:line-height="100%"/>
    </style:style>
    <style:style style:name="T6"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7"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8"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9"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0"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1"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12" style:parent-style-name="Normal" style:family="paragraph">
      <style:paragraph-properties fo:margin-bottom="0in" fo:line-height="100%"/>
    </style:style>
    <style:style style:name="T13"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14"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5"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6"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7"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8"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19" style:parent-style-name="Normal" style:family="paragraph">
      <style:paragraph-properties fo:margin-bottom="0in" fo:line-height="100%"/>
    </style:style>
    <style:style style:name="T20"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21" style:parent-style-name="Normal" style:list-style-name="LFO3"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2" style:parent-style-name="Normal" style:list-style-name="LFO3"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3" style:parent-style-name="Normal" style:list-style-name="LFO3"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4"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25" style:parent-style-name="Normal" style:family="paragraph">
      <style:paragraph-properties fo:margin-bottom="0in" fo:line-height="100%"/>
    </style:style>
    <style:style style:name="T26"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27"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8"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9"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0"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1"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2"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3"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34" style:parent-style-name="Normal" style:family="paragraph">
      <style:paragraph-properties fo:line-height="100%"/>
      <style:text-properties style:font-name="Calibri" style:font-name-asian="Times New Roman" style:font-name-complex="Calibri" fo:font-weight="bold" style:font-weight-asian="bold" style:font-weight-complex="bold" fo:font-style="italic" style:font-style-asian="italic" style:font-style-complex="italic" style:letter-kerning="false" style:text-underline-type="single" style:text-underline-style="solid" style:text-underline-width="auto" style:text-underline-mode="continuous" style:language-asian="en" style:country-asian="GB"/>
    </style:style>
    <style:style style:name="P35" style:parent-style-name="Normal" style:family="paragraph">
      <style:paragraph-properties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36" style:parent-style-name="Normal" style:family="paragraph">
      <style:paragraph-properties fo:margin-bottom="0in" fo:line-height="100%"/>
      <style:text-properties style:font-name="Calibri" style:font-name-asian="Times New Roman" style:font-name-complex="Calibri" style:letter-kerning="false" style:text-underline-type="single" style:text-underline-style="solid" style:text-underline-width="auto" style:text-underline-mode="continuous" style:language-asian="en" style:country-asian="GB"/>
    </style:style>
    <style:style style:name="P37" style:parent-style-name="Normal" style:family="paragraph">
      <style:paragraph-properties fo:margin-bottom="0in" fo:line-height="100%"/>
    </style:style>
    <style:style style:name="T38"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39" style:parent-style-name="Normal" style:list-style-name="LFO5"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0" style:parent-style-name="Normal" style:family="paragraph">
      <style:paragraph-properties fo:margin-bottom="0in" fo:line-height="100%"/>
    </style:style>
    <style:style style:name="T41"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2" style:parent-style-name="Normal" style:list-style-name="LFO6"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3" style:parent-style-name="Normal" style:family="paragraph">
      <style:paragraph-properties fo:margin-bottom="0in" fo:line-height="100%"/>
    </style:style>
    <style:style style:name="T44"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5" style:parent-style-name="Normal" style:list-style-name="LFO7"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6" style:parent-style-name="Normal" style:family="paragraph">
      <style:paragraph-properties fo:margin-bottom="0in" fo:line-height="100%"/>
    </style:style>
    <style:style style:name="T47"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8"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9"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0"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1"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2" style:parent-style-name="Normal" style:family="paragraph">
      <style:paragraph-properties fo:margin-bottom="0in" fo:line-height="100%" fo:margin-left="1in">
        <style:tab-stops/>
      </style:paragraph-properties>
      <style:text-properties style:font-name="Calibri" style:font-name-asian="Times New Roman" style:font-name-complex="Calibri" style:letter-kerning="false" style:language-asian="en" style:country-asian="GB"/>
    </style:style>
    <style:style style:name="P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54"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5"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6"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7"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8"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9"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0"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1"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2"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6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64" style:parent-style-name="Normal" style:list-style-name="LFO10"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5" style:parent-style-name="Normal" style:list-style-name="LFO10"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6" style:parent-style-name="Normal" style:list-style-name="LFO10"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7" style:parent-style-name="Normal" style:list-style-name="LFO10"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8" style:parent-style-name="Normal" style:list-style-name="LFO10"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9"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7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71" style:parent-style-name="Normal"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73" style:parent-style-name="Normal" style:list-style-name="LFO1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4" style:parent-style-name="Normal" style:list-style-name="LFO11" style:family="paragraph">
      <style:paragraph-properties fo:margin-bottom="0in" fo:line-height="100%"/>
      <style:text-properties style:font-name="Calibri" style:font-name-asian="Times New Roman" style:font-name-complex="Calibri" style:letter-kerning="false" style:language-asian="en" style:country-asian="GB"/>
    </style:style>
  </office:automatic-styles>
  <office:body>
    <office:text text:use-soft-page-breaks="true">
      <text:p text:style-name="P1">The primary objective of this database is to systematically manage and organize data for a breakdown company. Each member registers with the company, and the database handles the complexity of members owning multiple vehicles by linking each vehicle to its respective member. This facilitates efficient management of service requests and maintenance histories.</text:p>
      <text:p text:style-name="P2">The database also streamlines the assignment and tracking of breakdown incidents, logging details such as the vehicle involved, the assigned engineer, and the time and location of the breakdown. This helps in providing timely assistance and analyzing breakdown patterns to optimize resource allocation. Integrating member, vehicle, and engineer data into a unified system ensures high organization, accuracy, and accessibility, which is crucial for delivering exceptional service and maintaining a competitive edge.</text:p>
      <text:h text:style-name="P3" text:outline-level="4">Task 1: Create Tables</text:h>
      <text:p text:style-name="P4">Create the following tables with the specified columns:</text:p>
      <text:p text:style-name="P5"><text:span text:style-name="T6">Member Table:</text:span></text:p>
      <text:list text:style-name="LFO1" text:continue-numbering="true">
        <text:list-item>
          <text:p text:style-name="P7">MemberID (Primary Key): varchar(10)</text:p>
        </text:list-item>
        <text:list-item>
          <text:p text:style-name="P8">MemberFName: varchar(20)</text:p>
        </text:list-item>
        <text:list-item>
          <text:p text:style-name="P9">MemberLName: varchar(20)</text:p>
        </text:list-item>
        <text:list-item>
          <text:p text:style-name="P10">MemberLoc: varchar(20)</text:p>
        </text:list-item>
      </text:list>
      <text:p text:style-name="P11"/>
      <text:p text:style-name="P12"><text:span text:style-name="T13">Vehicle Table:</text:span></text:p>
      <text:list text:style-name="LFO2" text:continue-numbering="true">
        <text:list-item>
          <text:p text:style-name="P14">VehicleReg (Primary Key): varchar(10)</text:p>
        </text:list-item>
        <text:list-item>
          <text:p text:style-name="P15">VehicleMake: varchar(10)</text:p>
        </text:list-item>
        <text:list-item>
          <text:p text:style-name="P16">VehicleModel: varchar(10)</text:p>
        </text:list-item>
        <text:list-item>
          <text:p text:style-name="P17">MemberID (Foreign Key): varchar(10)</text:p>
        </text:list-item>
      </text:list>
      <text:p text:style-name="P18"/>
      <text:p text:style-name="P19"><text:span text:style-name="T20">Engineer Table:</text:span></text:p>
      <text:list text:style-name="LFO3" text:continue-numbering="true">
        <text:list-item>
          <text:p text:style-name="P21">EngineerID (Primary Key): int</text:p>
        </text:list-item>
        <text:list-item>
          <text:p text:style-name="P22">EngineerFName: varchar(20)</text:p>
        </text:list-item>
        <text:list-item>
          <text:p text:style-name="P23">EngineerLName: varchar(20)</text:p>
        </text:list-item>
      </text:list>
      <text:p text:style-name="P24"/>
      <text:p text:style-name="P25"><text:span text:style-name="T26">Breakdown Table:</text:span></text:p>
      <text:list text:style-name="LFO4" text:continue-numbering="true">
        <text:list-item>
          <text:p text:style-name="P27">BreakdownID (Primary Key): int</text:p>
        </text:list-item>
        <text:list-item>
          <text:p text:style-name="P28">VehicleReg (Foreign Key): varchar(10)</text:p>
        </text:list-item>
        <text:list-item>
          <text:p text:style-name="P29">EngineerID (Foreign Key): int</text:p>
        </text:list-item>
        <text:list-item>
          <text:p text:style-name="P30">BreakdownDATE: date</text:p>
        </text:list-item>
        <text:list-item>
          <text:p text:style-name="P31">BreakdownTIME: time</text:p>
        </text:list-item>
        <text:list-item>
          <text:p text:style-name="P32">BreakdownLoc: varchar(20)</text:p>
        </text:list-item>
      </text:list>
      <text:p text:style-name="P33"/>
      <text:p text:style-name="P34">Using the ALTER command, set the foreign keys.</text:p>
      <text:h text:style-name="P35" text:outline-level="4">Task 2: Insert Data</text:h>
      <text:p text:style-name="P36">Insert the following data into the tables:</text:p>
      <text:p text:style-name="P37"><text:span text:style-name="T38">Member Table:</text:span></text:p>
      <text:list text:style-name="LFO5" text:continue-numbering="true">
        <text:list-item>
          <text:p text:style-name="P39">5 records</text:p>
        </text:list-item>
      </text:list>
      <text:p text:style-name="P40"><text:span text:style-name="T41">Vehicle Table:</text:span></text:p>
      <text:list text:style-name="LFO6" text:continue-numbering="true">
        <text:list-item>
          <text:p text:style-name="P42">8 records</text:p>
        </text:list-item>
      </text:list>
      <text:p text:style-name="P43"><text:span text:style-name="T44">Engineer Table:</text:span></text:p>
      <text:list text:style-name="LFO7" text:continue-numbering="true">
        <text:list-item>
          <text:p text:style-name="P45">3 records</text:p>
        </text:list-item>
      </text:list>
      <text:p text:style-name="P46"><text:span text:style-name="T47">Breakdown Table:</text:span></text:p>
      <text:soft-page-break/>
      <text:list text:style-name="LFO8" text:continue-numbering="true">
        <text:list-item>
          <text:p text:style-name="P48">12 records</text:p>
          <text:list text:continue-numbering="true">
            <text:list-item>
              <text:p text:style-name="P49">Ensure there are 2 breakdowns on the same day</text:p>
            </text:list-item>
            <text:list-item>
              <text:p text:style-name="P50">Ensure there are 3 breakdowns in the same month</text:p>
            </text:list-item>
            <text:list-item>
              <text:p text:style-name="P51">Ensure at least 3 vehicles have broken down more than once</text:p>
            </text:list-item>
          </text:list>
        </text:list-item>
      </text:list>
      <text:p text:style-name="P52"/>
      <text:h text:style-name="P53" text:outline-level="4">Task 3: Perform Queries</text:h>
      <text:list text:style-name="LFO9" text:continue-numbering="true">
        <text:list-item>
          <text:p text:style-name="P54">Retrieve the names of members who live in a specific location, e.g., London.</text:p>
        </text:list-item>
        <text:list-item>
          <text:p text:style-name="P55">Retrieve all cars of a specific make, e.g., all Nissan cars.</text:p>
        </text:list-item>
        <text:list-item>
          <text:p text:style-name="P56">Count the number of engineers that work for the company.</text:p>
        </text:list-item>
        <text:list-item>
          <text:p text:style-name="P57">Count the number of members registered with the company.</text:p>
        </text:list-item>
        <text:list-item>
          <text:p text:style-name="P58">Retrieve all breakdowns after a particular date.</text:p>
        </text:list-item>
        <text:list-item>
          <text:p text:style-name="P59">Retrieve all breakdowns between two dates.</text:p>
        </text:list-item>
        <text:list-item>
          <text:p text:style-name="P60">Count the number of times a particular vehicle has broken down.</text:p>
        </text:list-item>
        <text:list-item>
          <text:p text:style-name="P61">Count the number of vehicles that have broken down more than once.</text:p>
        </text:list-item>
      </text:list>
      <text:p text:style-name="P62"/>
      <text:h text:style-name="P63" text:outline-level="4">Task 4: Perform Advanced Queries</text:h>
      <text:list text:style-name="LFO10" text:continue-numbering="true">
        <text:list-item>
          <text:p text:style-name="P64">Retrieve all vehicles owned by a specific member, e.g., Matt.</text:p>
        </text:list-item>
        <text:list-item>
          <text:p text:style-name="P65">Retrieve the number of vehicles each member has, sorted by the number of vehicles from highest to lowest.</text:p>
        </text:list-item>
        <text:list-item>
          <text:p text:style-name="P66">Retrieve all vehicles that have broken down in a specific location along with member details.</text:p>
        </text:list-item>
        <text:list-item>
          <text:p text:style-name="P67">Retrieve a list of all breakdowns along with member and engineer details between two dates.</text:p>
        </text:list-item>
        <text:list-item>
          <text:p text:style-name="P68">Create three additional meaningful relational queries for the company.</text:p>
        </text:list-item>
      </text:list>
      <text:p text:style-name="P69"/>
      <text:h text:style-name="P70" text:outline-level="4">Task 5: Research SQL Functions</text:h>
      <text:p text:style-name="P71">Research the following SQL functions: AVG, MAX, MIN, and SUM. Explain with examples how each is used. Create a separate database with sample data to illustrate your examples. Do not copy from websites.</text:p>
      <text:h text:style-name="P72" text:outline-level="4">Task 6: Update and Delete Records</text:h>
      <text:list text:style-name="LFO11" text:continue-numbering="true">
        <text:list-item>
          <text:p text:style-name="P73">Update 3 records in the Engineer table.</text:p>
        </text:list-item>
        <text:list-item>
          <text:p text:style-name="P74">Delete a record from the Member tabl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akirullah Pardis</meta:initial-creator>
    <dc:creator>Zakirullah Pardis</dc:creator>
    <meta:creation-date>2024-06-28T08:25:00Z</meta:creation-date>
    <dc:date>2024-06-28T09:26:00Z</dc:date>
    <meta:template xlink:href="Normal.dotm" xlink:type="simple"/>
    <meta:editing-cycles>3</meta:editing-cycles>
    <meta:editing-duration>PT0S</meta:editing-duration>
    <meta:document-statistic meta:page-count="2" meta:paragraph-count="6" meta:word-count="474" meta:character-count="3171" meta:row-count="22" meta:non-whitespace-character-count="2703"/>
  </office:meta>
</office:document-meta>
</file>